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260" officeooo:paragraph-rsid="00022260"/>
    </style:style>
    <style:style style:name="P2" style:family="paragraph" style:parent-style-name="Standard">
      <style:text-properties officeooo:rsid="00022260" officeooo:paragraph-rsid="00022260"/>
    </style:style>
    <style:style style:name="P3" style:family="paragraph" style:parent-style-name="Standard">
      <style:text-properties officeooo:rsid="00030a91" officeooo:paragraph-rsid="00030a91"/>
    </style:style>
    <style:style style:name="P4" style:family="paragraph" style:parent-style-name="Standard">
      <style:text-properties officeooo:paragraph-rsid="00030a91"/>
    </style:style>
    <style:style style:name="P5" style:family="paragraph" style:parent-style-name="Standard">
      <style:text-properties fo:font-weight="normal" officeooo:paragraph-rsid="00030a91" style:font-weight-asian="normal" style:font-weight-complex="normal"/>
    </style:style>
    <style:style style:name="T1" style:family="text">
      <style:text-properties officeooo:rsid="00030a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1/03/2022 Soft Skills - Mudando a Rotina</text:p>
      <text:p text:style-name="P1"/>
      <text:p text:style-name="P1">1. Listar</text:p>
      <text:p text:style-name="P1">a) Tomar 500ml de água ao acordar;</text:p>
      <text:p text:style-name="P1">b) Alongar a coluna antes de dormir.</text:p>
      <text:p text:style-name="P1"/>
      <text:p text:style-name="P1">2. Investigar</text:p>
      <text:p text:style-name="P1">a.1) Por que eu tomo água ao acordar?</text:p>
      <text:p text:style-name="P1"/>
      <text:p text:style-name="P1">b.1) Por que eu alongo minha coluna antes de dormir?</text:p>
      <text:p text:style-name="P1"/>
      <text:p text:style-name="P1">3. Detalhar</text:p>
      <text:p text:style-name="P1">a) Porque me faz sentir melhor;</text:p>
      <text:p text:style-name="P1">Porque faz com que eu sinta que estou acordado.</text:p>
      <text:p text:style-name="P1"/>
      <text:p text:style-name="P1">b) Porque me ajuda a sentir que meu corpo está de volta no lugar pra dormir bem;</text:p>
      <text:p text:style-name="P1">Porque me relaxa.</text:p>
      <text:p text:style-name="P1"/>
      <text:p text:style-name="P1"/>
      <text:p text:style-name="P3">O que mudar na Rotina:</text:p>
      <text:p text:style-name="P4"><text:span text:style-name="T1">Vou abrir mão do Trade pela manhã pra focar nos estudos de Desenvolvimento e inglês também, pois o meu maior objetivo é me tornar um grande Dev [E eu conseguirei!]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4:14:59.147817045</meta:creation-date>
    <dc:date>2022-03-21T14:28:04.346824734</dc:date>
    <meta:editing-duration>PT12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15" meta:character-count="593" meta:non-whitespace-character-count="492"/>
  </office:meta>
</office:document-meta>
</file>